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366666666667cm" style:use-optimal-column-width="true"/>
    </style:style>
    <style:style style:name="co3" style:family="table-column">
      <style:table-column-properties fo:break-before="auto" style:column-width="9.67316666666667cm"/>
    </style:style>
    <style:style style:name="co4" style:family="table-column">
      <style:table-column-properties fo:break-before="auto" style:column-width="3.958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100.8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2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5">
          <table:table-cell office:value-type="date" office:date-value="2020-10-04T00:00:00" table:style-name="ce3">
            <text:p>domenica, ottobre 04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</table:table-cell>
          <table:table-cell office:value-type="string" table:style-name="ce5">
            <text:p>Quando clicco sul fab va in crash</text:p>
            <text:p/>
          </table:table-cell>
          <table:table-cell office:value-type="string" table:style-name="ce7">
            <text:p>TestDB 7</text:p>
            <text:p>TestDB 8</text:p>
          </table:table-cell>
          <table:table-cell table:number-columns-repeated="16379"/>
        </table:table-row>
        <table:table-row table:number-rows-repeated="10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a Sosto</meta:initial-creator>
    <dc:creator>Martina Sosto</dc:creator>
    <meta:creation-date>2020-04-24T17:52:42Z</meta:creation-date>
    <dc:date>2020-10-04T11:02:10Z</dc:date>
  </office:meta>
</office:document-meta>
</file>